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adea" svg:font-family="Calade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0d01d8" officeooo:paragraph-rsid="000d01d8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officeooo:rsid="000d01d8" officeooo:paragraph-rsid="000d01d8" style:font-size-asian="16pt" style:font-weight-asian="bold" style:font-size-complex="16pt" style:font-weight-complex="bold"/>
    </style:style>
    <style:style style:name="P3" style:family="paragraph" style:parent-style-name="Standard">
      <style:text-properties style:font-name="Caladea" fo:font-size="14pt" officeooo:rsid="000d01d8" officeooo:paragraph-rsid="000d01d8" style:font-size-asian="14pt" style:font-size-complex="14pt"/>
    </style:style>
    <style:style style:name="T1" style:family="text">
      <style:text-properties fo:background-color="#ffff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TEPS FOR APACHE-TOMCAT-8.5.24</text:p>
      <text:p text:style-name="P1"/>
      <text:p text:style-name="P3">[root@localhost ~]# <text:span text:style-name="T1">ls</text:span></text:p>
      <text:p text:style-name="P3"/>
      <text:p text:style-name="P3">anaconda3 <text:s text:c="19"/>Documents <text:s text:c="27"/>Pictures</text:p>
      <text:p text:style-name="P3">anaconda-ks.cfg <text:s text:c="13"/>Downloads <text:s text:c="27"/>pt</text:p>
      <text:p text:style-name="P3">androiddevelopment <text:s text:c="10"/>firefox <text:s text:c="29"/>Public</text:p>
      <text:p text:style-name="P3">apache-tomcat-8.5.24 <text:s text:c="8"/>firefox-67.0.tar.bz2 <text:s text:c="16"/>rpmbuild</text:p>
      <text:p text:style-name="P3">apache-tomcat-8.5.24.tar.gz <text:s/>Music <text:s text:c="31"/>Templates</text:p>
      <text:p text:style-name="P3">Desktop <text:s text:c="21"/>oracle-xe-11.2.0-1.0.x86_64.rpm <text:s text:c="5"/>Videos</text:p>
      <text:p text:style-name="P3">Disk1 <text:s text:c="23"/>oracle-xe-11.2.0-1.0.x86_64.rpm.zip</text:p>
      <text:p text:style-name="P3"/>
      <text:p text:style-name="P3">[root@localhost ~]# <text:span text:style-name="T1">cd apache-tomcat-8.5.24/</text:span></text:p>
      <text:p text:style-name="P3"/>
      <text:p text:style-name="P3">[root@localhost apache-tomcat-8.5.24]# <text:span text:style-name="T1">cd bin</text:span></text:p>
      <text:p text:style-name="P3"/>
      <text:p text:style-name="P3">[root@localhost bin]#<text:span text:style-name="T1"> sh startup.sh</text:span></text:p>
      <text:p text:style-name="P3">Using CATALINA_BASE: <text:s text:c="2"/>/root/apache-tomcat-8.5.24</text:p>
      <text:p text:style-name="P3">Using CATALINA_HOME: <text:s text:c="2"/>/root/apache-tomcat-8.5.24</text:p>
      <text:p text:style-name="P3">Using CATALINA_TMPDIR: /root/apache-tomcat-8.5.24/temp</text:p>
      <text:p text:style-name="P3">Using JRE_HOME: <text:s text:c="7"/>/usr</text:p>
      <text:p text:style-name="P3">Using CLASSPATH: <text:s text:c="6"/>/root/apache-tomcat-8.5.24/bin/bootstrap.jar:/root/apache-tomcat-8.5.24/bin/tomcat-juli.jar</text:p>
      <text:p text:style-name="P3">Tomcat started.</text:p>
      <text:p text:style-name="P3"/>
      <text:p text:style-name="P3">[root@localhost bin]#<text:span text:style-name="T1"> sh shutdown.sh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Caladea" svg:font-family="Calade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ot </meta:initial-creator>
    <meta:creation-date>2019-12-12T09:48:41.311458475</meta:creation-date>
    <dc:date>2019-12-12T09:52:17.920352553</dc:date>
    <dc:creator>root </dc:creator>
    <meta:editing-duration>PT1M10S</meta:editing-duration>
    <meta:editing-cycles>2</meta:editing-cycles>
    <meta:generator>LibreOffice/4.1.3.2$Linux_X86_64 LibreOffice_project/410$Build-2</meta:generator>
    <meta:document-statistic meta:table-count="0" meta:image-count="0" meta:object-count="0" meta:page-count="1" meta:paragraph-count="19" meta:word-count="59" meta:character-count="1038" meta:non-whitespace-character-count="732"/>
  </office:meta>
</office:document-meta>
</file>